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5.8813in" fo:margin-left="0.5146in" fo:margin-right="0.5292in" table:align="margins"/>
    </style:style>
    <style:style style:name="Table1.A" style:family="table-column">
      <style:table-column-properties style:column-width="1.6417in" style:rel-column-width="18293*"/>
    </style:style>
    <style:style style:name="Table1.B" style:family="table-column">
      <style:table-column-properties style:column-width="4.2396in" style:rel-column-width="47242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.A2" style:family="table-cell">
      <style:table-cell-properties style:vertical-align="middle" fo:padding="0.0382in" fo:border-left="0.05pt solid #0000ff" fo:border-right="none" fo:border-top="0.05pt solid #0000ff" fo:border-bottom="0.05pt solid #0000ff"/>
    </style:style>
    <style:style style:name="Table1.B2" style:family="table-cell">
      <style:table-cell-properties fo:padding="0.0382in" fo:border="0.05pt solid #0000ff"/>
    </style:style>
    <style:style style:name="Table10" style:family="table">
      <style:table-properties style:width="5.8819in" table:align="center"/>
    </style:style>
    <style:style style:name="Table10.A" style:family="table-column">
      <style:table-column-properties style:column-width="1.8625in"/>
    </style:style>
    <style:style style:name="Table10.B" style:family="table-column">
      <style:table-column-properties style:column-width="4.0194in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0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0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0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2" style:family="table">
      <style:table-properties style:width="6in" fo:margin-left="0.5146in" fo:margin-right="0.4104in" table:align="margins"/>
    </style:style>
    <style:style style:name="Table12.A" style:family="table-column">
      <style:table-column-properties style:column-width="6in" style:rel-column-width="65535*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382in" fo:border="0.05pt solid #0000ff"/>
    </style:style>
    <style:style style:name="Table12.A2" style:family="table-cell">
      <style:table-cell-properties fo:padding="0.0382in" fo:border-left="0.05pt solid #0000ff" fo:border-right="0.05pt solid #0000ff" fo:border-top="none" fo:border-bottom="0.05pt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3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4" style:family="paragraph" style:parent-style-name="Method_20_Table_20_Description">
      <style:text-properties fo:font-weight="bold" style:font-weight-asian="bold" style:font-weight-complex="bold"/>
    </style:style>
    <style:style style:name="P5" style:family="paragraph" style:parent-style-name="Method_20_Body">
      <style:text-properties fo:font-weight="bold" style:font-weight-asian="bold" style:font-weight-complex="bold"/>
    </style:style>
    <style:style style:name="P6" style:family="paragraph" style:parent-style-name="Criteria_20_Body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Coding_20_Body">
      <style:paragraph-properties fo:margin-left="0in" fo:margin-right="0in" fo:text-indent="0in" style:auto-text-indent="false"/>
    </style:style>
    <style:style style:name="P8" style:family="paragraph" style:parent-style-name="Method_20_Code_20_Listing">
      <style:paragraph-properties fo:margin-left="0in" fo:margin-right="0in" fo:text-indent="0in" style:auto-text-indent="false"/>
      <style:text-properties fo:color="#000080"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Method_20_Body">
      <style:paragraph-properties fo:margin-left="0in" fo:margin-right="0in" fo:text-indent="0in" style:auto-text-indent="false"/>
    </style:style>
    <style:style style:name="P10" style:family="paragraph" style:parent-style-name="Code_20_Listing">
      <style:text-properties fo:color="#000080"/>
    </style:style>
    <style:style style:name="P11" style:family="paragraph" style:parent-style-name="Method_20_Code_20_Listing">
      <style:text-properties fo:color="#000080"/>
    </style:style>
    <style:style style:name="P12" style:family="paragraph" style:parent-style-name="Method_20_Code_20_Listing">
      <style:text-properties fo:color="#00008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 style:list-style-name="L1"/>
    <style:style style:name="P14" style:family="paragraph" style:parent-style-name="Criteria_20_Title">
      <style:text-properties fo:font-weight="bold" style:font-weight-asian="bold" style:font-weight-complex="bold"/>
    </style:style>
    <style:style style:name="P15" style:family="paragraph" style:parent-style-name="Method_20_Title">
      <style:paragraph-properties fo:break-before="page"/>
    </style:style>
    <style:style style:name="P16" style:family="paragraph" style:parent-style-name="Coding_20_Title">
      <style:paragraph-properties fo:break-before="page"/>
    </style:style>
    <style:style style:name="P17" style:family="paragraph" style:parent-style-name="Method_20_Body" style:list-style-name="L2"/>
    <style:style style:name="P18" style:family="paragraph" style:parent-style-name="Method_20_Body">
      <style:text-properties fo:color="#0000ff" style:font-name="Liberation Sans" fo:font-size="10.5pt" fo:font-weight="normal" officeooo:rsid="001cc3df" officeooo:paragraph-rsid="001c1d46" style:font-name-asian="Monospace" style:font-size-asian="10.5pt" style:font-weight-asian="normal" style:font-name-complex="Monospace" style:font-size-complex="10.5pt" style:font-weight-complex="normal"/>
    </style:style>
    <style:style style:name="P19" style:family="paragraph" style:parent-style-name="Method_20_Body">
      <style:text-properties officeooo:paragraph-rsid="001c1d46"/>
    </style:style>
    <style:style style:name="P20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rsid="001e66fd" officeooo:paragraph-rsid="001c1d46" fo:background-color="#0000ff" style:font-weight-asian="normal" style:font-weight-complex="bold"/>
    </style:style>
    <style:style style:name="P21" style:family="paragraph" style:parent-style-name="Table_20_Contents">
      <style:text-properties fo:font-size="11pt" fo:font-weight="bold" officeooo:rsid="001cc3df" officeooo:paragraph-rsid="001c1d46" fo:background-color="transparent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fo:font-size="11pt" fo:font-weight="bold" officeooo:rsid="001c1d46" officeooo:paragraph-rsid="001c1d46" fo:background-color="transparent" style:font-size-asian="11pt" style:font-weight-asian="bold" style:font-size-complex="11pt" style:font-weight-complex="bold"/>
    </style:style>
    <style:style style:name="P23" style:family="paragraph" style:parent-style-name="Method_20_Listing_20_Title">
      <style:paragraph-properties fo:break-before="page"/>
    </style:style>
    <style:style style:name="P24" style:family="paragraph" style:parent-style-name="Method_20_Listing_20_Title">
      <style:paragraph-properties fo:margin-left="0in" fo:margin-right="0in" fo:text-indent="0in" style:auto-text-indent="false"/>
      <style:text-properties officeooo:paragraph-rsid="001c1d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style-asian="normal" style:font-style-complex="normal" style:font-weight-complex="normal"/>
    </style:style>
    <style:style style:name="T4" style:family="text">
      <style:text-properties fo:color="#0000ff" style:font-name="DejaVu Serif2" fo:font-size="12pt" style:font-name-asian="Monospace" style:font-size-asian="12pt" style:font-name-complex="Monospace" style:font-size-complex="12pt"/>
    </style:style>
    <style:style style:name="T5" style:family="text"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T6" style:family="text">
      <style:text-properties officeooo:rsid="001cc3df"/>
    </style:style>
    <style:style style:name="T7" style:family="text">
      <style:text-properties officeooo:rsid="00149620"/>
    </style:style>
    <style:style style:name="T8" style:family="text">
      <style:text-properties officeooo:rsid="00153b5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CloneObject</text:h>
      <text:p text:style-name="Class_20_Description"/>
      <text:p text:style-name="Class_20_Description">The <text:span text:style-name="T2">CloneObject</text:span> static class provides a<text:span text:style-name="T4"> simple clone replacement to perform a "deep copy" of the specified object.</text:span></text:p>
      <text:p text:style-name="Class_20_Description"/>
      <text:h text:style-name="P14" text:outline-level="2">Design criteria and considerations</text:h>
      <text:p text:style-name="P6"/>
      <text:list xml:id="list6079393788357162112" text:style-name="L1">
        <text:list-item>
          <text:p text:style-name="P13">Uses the <text:span text:style-name="Class_20_Variables"><text:span text:style-name="T3">Library</text:span></text:span> namespace;</text:p>
        </text:list-item>
        <text:list-item>
          <text:p text:style-name="P13">Uses the <text:span text:style-name="Class_20_Variables"><text:span text:style-name="T3">CloneObject</text:span></text:span><text:span text:style-name="Class_20_Variables">\Exception</text:span> and <text:span text:style-name="Class_20_Variables">Error</text:span> classes to throw exceptions upon error.</text:p>
        </text:list-item>
      </text:list>
      <text:p text:style-name="Standard"/>
      <text:h text:style-name="P24" text:outline-level="4"/>
      <text:h text:style-name="P24" text:outline-level="4"><text:span text:style-name="T6">Dependencie</text:span>s</text:h>
      <text:p text:style-name="P19"/>
      <text:p text:style-name="P19">The <text:span text:style-name="Class_20_Variables"><text:span text:style-name="T7">CloneObject\Exception</text:span></text:span> class contains the following <text:span text:style-name="T6">external dependencies</text:span>:</text:p>
      <text:p text:style-name="P19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0">Class Name</text:p>
          </table:table-cell>
        </table:table-row>
        <table:table-row>
          <table:table-cell table:style-name="Table12.A2" office:value-type="string">
            <text:p text:style-name="P22">Library\Error</text:p>
          </table:table-cell>
        </table:table-row>
        <table:table-row>
          <table:table-cell table:style-name="Table12.A2" office:value-type="string">
            <text:p text:style-name="P21"><text:span text:style-name="T8">Library\CloneObject\</text:span>Exception</text:p>
          </table:table-cell>
        </table:table-row>
      </table:table>
      <text:p text:style-name="P18"/>
      <text:h text:style-name="P23" text:outline-level="4">Static Class Methods</text:h>
      <text:h text:style-name="Method_20_Listing_20_Title" text:outline-level="4"/>
      <text:p text:style-name="Method_20_Body">The <text:span text:style-name="T1">CloneObject</text:span> class contains the following static method:</text:p>
      <text:p text:style-name="Method_20_Body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">Method</text:p>
            </table:table-cell>
            <table:table-cell table:style-name="Table1.B1" office:value-type="string">
              <text:p text:style-name="P2">Description</text:p>
            </table:table-cell>
          </table:table-row>
        </table:table-header-rows>
        <table:table-row>
          <table:table-cell table:style-name="Table1.A2" office:value-type="string">
            <text:p text:style-name="P4">copy</text:p>
          </table:table-cell>
          <table:table-cell table:style-name="Table1.B2" office:value-type="string">
            <text:p text:style-name="P9"><text:span text:style-name="T5">The specified object is copied in depth, converting references to variables</text:span>.</text:p>
          </table:table-cell>
        </table:table-row>
      </table:table>
      <text:p text:style-name="Standard"/>
      <text:p text:style-name="Standard"/>
      <text:h text:style-name="P15" text:outline-level="5">copy</text:h>
      <text:p text:style-name="Method_20_Body"/>
      <text:p text:style-name="Method_20_Body"><text:span text:style-name="T5">Copies the specified object in depth, converting references to variables</text:span>.</text:p>
      <text:p text:style-name="Method_20_Body"/>
      <text:p text:style-name="P5">Algorithm</text:p>
      <text:list xml:id="list5650901811544252292" text:style-name="L2">
        <text:list-item>
          <text:p text:style-name="P17">Accept object as a class object to be cloned;</text:p>
        </text:list-item>
        <text:list-item>
          <text:p text:style-name="P17">if object is an object, goto step 4;</text:p>
        </text:list-item>
        <text:list-item>
          <text:p text:style-name="P17">exit with exception;</text:p>
        </text:list-item>
        <text:list-item>
          <text:p text:style-name="P17">pass object to the PHP serialize function;</text:p>
        </text:list-item>
        <text:list-item>
          <text:p text:style-name="P17">pass the result to the PHP unserialize function;</text:p>
        </text:list-item>
        <text:list-item>
          <text:p text:style-name="P17">return the result.</text:p>
          <text:p text:style-name="P17"/>
        </text:list-item>
      </text:list>
      <text:p text:style-name="P5">Implementation</text:p>
      <text:p text:style-name="Method_20_Body"/>
      <text:p text:style-name="P11">/**</text:p>
      <text:p text:style-name="P11"><text:s/>* copy</text:p>
      <text:p text:style-name="P11"><text:s/>*</text:p>
      <text:p text:style-name="P11"><text:s/>* The specified object is copied in depth, converting references to variables</text:p>
      <text:p text:style-name="P11"><text:s/>* <text:span text:style-name="T1">@param</text:span> object $object = object to copy</text:p>
      <text:p text:style-name="P11"><text:s/>* <text:span text:style-name="T1">@return</text:span> object $object</text:p>
      <text:p text:style-name="P11"><text:s/>* <text:span text:style-name="T1">@throws</text:span> Library\Clone\Exception</text:p>
      <text:p text:style-name="P11"><text:s/>*/</text:p>
      <text:p text:style-name="P11">public static function copy($object)</text:p>
      <text:p text:style-name="P11">{</text:p>
      <text:p text:style-name="P11"><text:tab/>if (! is_object($object))</text:p>
      <text:p text:style-name="P11"><text:tab/>{</text:p>
      <text:p text:style-name="P11"><text:tab/><text:tab/>throw new CloneObject\Exception('', Error::code(MissingClassObject));</text:p>
      <text:p text:style-name="P11"><text:tab/>}</text:p>
      <text:p text:style-name="P11"/>
      <text:p text:style-name="P11"><text:tab/>return unserialize(serialize($object));</text:p>
      <text:p text:style-name="P12">}</text:p>
      <text:p text:style-name="P8"/>
      <text:p text:style-name="P5">Narrative</text:p>
      <text:p text:style-name="Method_20_Body"/>
      <text:p text:style-name="Method_20_Body">The <text:span text:style-name="Class_20_Variables">copy</text:span> static method expects a single mandatory parameter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">Parameter</text:p>
          </table:table-cell>
          <table:table-cell table:style-name="Table10.B1" office:value-type="string">
            <text:p text:style-name="P2">Description</text:p>
          </table:table-cell>
        </table:table-row>
        <table:table-row>
          <table:table-cell table:style-name="Table10.A2" office:value-type="string">
            <text:p text:style-name="P3">$object</text:p>
          </table:table-cell>
          <table:table-cell table:style-name="Table10.B2" office:value-type="string">
            <text:p text:style-name="Standard">The object to copy.</text:p>
          </table:table-cell>
        </table:table-row>
      </table:table>
      <text:p text:style-name="Method_20_Body"/>
      <text:p text:style-name="Method_20_Body">The <text:span text:style-name="Class_20_Variables">$object</text:span> parameter is passed to the <text:span text:style-name="T1">PHP is_object</text:span> function. <text:s/>If the result is not true, throw an exception.</text:p>
      <text:p text:style-name="Method_20_Body"/>
      <text:p text:style-name="Method_20_Body">The <text:span text:style-name="Class_20_Variables">$object</text:span> parameter is passed to the <text:span text:style-name="T1">PHP serialize</text:span> function. <text:s/>The result is passed to the <text:span text:style-name="T1">PHP unserialize</text:span> function. <text:s/>The result is returned as a cloned object.</text:p>
      <text:p text:style-name="P9"/>
      <text:p text:style-name="Method_20_Body"/>
      <text:p text:style-name="Method_20_Body"/>
      <text:h text:style-name="P16" text:outline-level="3">Source Listing</text:h>
      <text:p text:style-name="P7"/>
      <text:p text:style-name="P10">&lt;?php</text:p>
      <text:p text:style-name="P10">namespace Library;</text:p>
      <text:p text:style-name="P10">use Library\Error;</text:p>
      <text:p text:style-name="P10"/>
      <text:p text:style-name="P10">/*</text:p>
      <text:p text:style-name="P10"><text:s/>* <text:tab/><text:tab/>CloneObject is copyright © 2012, 2013. EarthWalk Software.</text:p>
      <text:p text:style-name="P10"><text:s/>* <text:tab/><text:tab/>Licensed under the Academic Free License version 3.0</text:p>
      <text:p text:style-name="P10"><text:s/>* <text:tab/><text:tab/>Refer to the file named License.txt provided with the source, </text:p>
      <text:p text:style-name="P10"><text:s/>* <text:tab/><text:tab/> <text:s text:c="2"/>or from http://opensource.org/licenses/academic.php</text:p>
      <text:p text:style-name="P10"><text:s/>*/</text:p>
      <text:p text:style-name="P10">/**</text:p>
      <text:p text:style-name="P10"><text:s/>* Library\CloneObject</text:p>
      <text:p text:style-name="P10"><text:s/>*</text:p>
      <text:p text:style-name="P10"><text:s/>* A simple clone replacement to perform a "deep copy" of the specified object.</text:p>
      <text:p text:style-name="P10"><text:s/>* <text:span text:style-name="T1">@author</text:span> Jay Wheeler.</text:p>
      <text:p text:style-name="P10"><text:s/>* <text:span text:style-name="T1">@version</text:span> 1.0</text:p>
      <text:p text:style-name="P10"><text:s/>* <text:span text:style-name="T1">@copyright</text:span> © 2012, 2013. EarthWalk Software.</text:p>
      <text:p text:style-name="P10"><text:s/>* <text:span text:style-name="T1">@license</text:span> Licensed under the Academic Free License version 3.0.</text:p>
      <text:p text:style-name="P10"><text:s/>* <text:span text:style-name="T1">@package</text:span> Library</text:p>
      <text:p text:style-name="P10"><text:s/>* <text:span text:style-name="T1">@subpackage</text:span> CloneObject.</text:p>
      <text:p text:style-name="P10"><text:s/>*/</text:p>
      <text:p text:style-name="P10">class CloneObject</text:p>
      <text:p text:style-name="P10">{</text:p>
      <text:p text:style-name="P10"><text:tab/>/**</text:p>
      <text:p text:style-name="P10"><text:tab/> * copy</text:p>
      <text:p text:style-name="P10"><text:tab/> *</text:p>
      <text:p text:style-name="P10"><text:tab/> * The specified object is copied in depth, converting references to variables</text:p>
      <text:p text:style-name="P10"><text:tab/> * <text:span text:style-name="T1">@param</text:span> object $object = object to copy</text:p>
      <text:p text:style-name="P10"><text:tab/> * <text:span text:style-name="T1">@return</text:span> object $object</text:p>
      <text:p text:style-name="P10"><text:tab/> * <text:span text:style-name="T1">@throws</text:span> Library\Clone\Exception</text:p>
      <text:p text:style-name="P10"><text:tab/> */</text:p>
      <text:p text:style-name="P10"><text:tab/>public static function copy($object)</text:p>
      <text:p text:style-name="P10"><text:tab/>{</text:p>
      <text:p text:style-name="P10"><text:tab/><text:tab/>if (! is_object($object))</text:p>
      <text:p text:style-name="P10"><text:tab/><text:tab/>{</text:p>
      <text:p text:style-name="P10"><text:tab/><text:tab/><text:tab/>throw new CloneObject\Exception('', Error::code(MissingClassObject));</text:p>
      <text:p text:style-name="P10"><text:tab/><text:tab/>}</text:p>
      <text:p text:style-name="P10"/>
      <text:p text:style-name="P10"><text:tab/><text:tab/>return unserialize(serialize($object));</text:p>
      <text:p text:style-name="P10"><text:tab/>}</text:p>
      <text:p text:style-name="P10"/>
      <text:p text:style-name="P10">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family="'DejaVu Serif'" style:font-style-name="Book" style:font-family-generic="roman" style:font-pitch="variable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family="'DejaVu Serif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color="#0000ff" style:font-name="DejaVu Serif" fo:font-family="'DejaVu Serif'" style:font-style-name="Book" style:font-family-generic="roman" style:font-pitch="variable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2756in" fo:margin-right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2756in" fo:margin-right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0.472in" fo:margin-right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2756in" fo:margin-right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0.472in" fo:margin-right="0in" fo:text-indent="0in" style:auto-text-indent="false"/>
      <style:text-properties fo:color="#000080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1181in" fo:margin-right="0in" fo:text-indent="0in" style:auto-text-indent="false"/>
      <style:text-properties fo:color="#0000ff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193in" fo:border="0.06pt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in" fo:margin-right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lass_20_Default" style:display-name="Class Default" style:family="paragraph">
      <style:text-properties style:font-name="DejaVu Serif" fo:font-family="'DejaVu Serif'" style:font-style-name="Book" style:font-family-generic="roman" style:font-pitch="variable" fo:font-size="11pt" style:font-weight-asian="normal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family="'DejaVu Serif'" style:font-style-name="Bold Italic" style:font-family-generic="roman" style:font-pitch="variable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s" style:family="text">
      <style:text-properties fo:color="#0000ff" style:font-name="DejaVu Serif" fo:font-family="'DejaVu Serif'" style:font-style-name="Book" style:font-family-generic="roman" style:font-pitch="variable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0591in" fo:border="0.06pt solid #000000" style:shadow="none" draw:shadow-opacity="100%" style:editable="true" style:writing-mode="lr-tb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rary CloneObject<text:tab/><text:tab/><text:tab/><text:page-number text:select-page="current">4</text:page-number><text:tab/><text:tab/><text:tab/><text:date style:data-style-name="N76" text:date-value="2015-05-01T14:50:14.095063414">May 1,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2T16:20:01</meta:creation-date>
    <dc:title>ClassDefault</dc:title>
    <meta:editing-duration>P1DT19H8M16S</meta:editing-duration>
    <meta:editing-cycles>78</meta:editing-cycles>
    <meta:generator>LibreOffice/4.3.7.2$Linux_X86_64 LibreOffice_project/430$Build-2</meta:generator>
    <meta:initial-creator>Jay Wheeler</meta:initial-creator>
    <dc:date>2015-05-01T14:50:14.010554436</dc:date>
    <meta:document-statistic meta:table-count="3" meta:image-count="0" meta:object-count="0" meta:page-count="4" meta:paragraph-count="91" meta:word-count="397" meta:character-count="2730" meta:non-whitespace-character-count="2356"/>
    <meta:template xlink:type="simple" xlink:actuate="onRequest" xlink:title="ClassDefault" xlink:href="../ClassDefault.ott" meta:date="2012-06-03T14:36:03"/>
  </office:meta>
</office:document-meta>
</file>